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En 425</text:p>
      <text:p text:style-name="P1">Jae Lee</text:p>
      <text:p text:style-name="P1">HW #5</text:p>
      <text:p text:style-name="Standard"/>
      <text:p text:style-name="Standard">1.The function is not reentrant, because 'cErrors += cNewErrors' will generate more than one assembly instruction which makes the statement not atomic. The assembly code will not work properly if interrupt occurs between the generated assembly instructions.</text:p>
      <text:p text:style-name="Standard"/>
      <text:p text:style-name="Standard">2. The function is reentrant or not depending on what *p_sz is pointg to, because it is using the pointer 'p_sz' which we are not sure if it is pointing to a global variable or a local variable. If it is global variable that is used by something else, this causes trouble.</text:p>
      <text:p text:style-name="Standard"/>
      <text:p text:style-name="Standard">3. a. 2 identical copies</text:p>
      <text:p text:style-name="Standard"><text:s text:c="4"/>b. array 'a' copies the actual hex values of the string and stores whereas array 'b' copies the actual strings in some labels and stores the pointers to those labels.</text:p>
      <text:p text:style-name="Standard"><text:s text:c="4"/>c. 232 bytes</text:p>
      <text:p text:style-name="Standard"><text:s text:c="4"/>d. 126 bytes, 130bytes(including null terminators)</text:p>
      <text:p text:style-name="Standard"><text:s text:c="4"/>e. Array 'b' will be much easier to sort because it can just swap the pointer whereas array 'a' has to go through each characters of a row to swap the strings.</text:p>
      <text:p text:style-name="Standard"/>
      <text:p text:style-name="Standard">4. a. A function prototype is a declaration of a function that omits the function body but does specify the function's return type, name, arity and argument types.</text:p>
      <text:p text:style-name="Standard"><text:s text:c="4"/>b. Because printString() is declared in another file(crib.h).</text:p>
      <text:p text:style-name="Standard"><text:s text:c="4"/>c. It is in crib.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e Lee</meta:initial-creator>
    <meta:creation-date>2014-10-06T13:43:09</meta:creation-date>
    <dc:date>2014-10-06T16:31:53</dc:date>
    <dc:creator>Jae Lee</dc:creator>
    <meta:editing-duration>PT15M12S</meta:editing-duration>
    <meta:editing-cycles>3</meta:editing-cycles>
    <meta:generator>LibreOffice/3.5$Linux_X86_64 LibreOffice_project/235ab8a-3802056-4a8fed3-2d66ea8-e241b80</meta:generator>
    <meta:document-statistic meta:table-count="0" meta:image-count="0" meta:object-count="0" meta:page-count="1" meta:paragraph-count="13" meta:word-count="212" meta:character-count="1226" meta:non-whitespace-character-count="1003"/>
  </office:meta>
</office:document-meta>
</file>